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cd90" officeooo:paragraph-rsid="001acd90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bc47e" style:font-style-asian="normal" style:font-weight-asian="normal"/>
    </style:style>
    <style:style style:name="T4" style:family="text">
      <style:text-properties officeooo:rsid="001740fd"/>
    </style:style>
    <style:style style:name="T5" style:family="text">
      <style:text-properties officeooo:rsid="0018db36"/>
    </style:style>
    <style:style style:name="T6" style:family="text">
      <style:text-properties officeooo:rsid="001acd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6">16th</text:span> of <text:span text:style-name="T6">March</text:span> 202<text:span text:style-name="T4">1</text:span> under the <text:span text:style-name="T5">4</text:span><text:span text:style-name="T6">6</text:span><text:span text:style-name="T5">th</text:span> PA Meeting.</text:p>
      <text:p text:style-name="P1"/>
      <text:p text:style-name="P1">The Assembly, recognising the current situation,</text:p>
      <text:p text:style-name="P1"/>
      <text:p text:style-name="P2">Constitutes the need to rename the southern ocean and render the previous votes for it obsolute; resetting the process.</text:p>
      <text:p text:style-name="P1"/>
      <text:p text:style-name="P1">And proceeds.</text:p>
      <text:p text:style-name="P1"/>
      <text:p text:style-name="P1">Signed by,</text:p>
      <text:p text:style-name="P2">threebody03</text:p>
      <text:p text:style-name="P2">ThtUnknownOne</text:p>
      <text:p text:style-name="P2">eldegron</text:p>
      <text:p text:style-name="P1"/>
      <text:p text:style-name="P1"/>
      <text:p text:style-name="P1"/>
      <text:p text:style-name="Standard"><text:span text:style-name="T1">[</text:span><text:span text:style-name="T2">Motion 46-2: </text:span><text:span text:style-name="T3">To r</text:span><text:span text:style-name="T2">ename the southern ocean and render the previous votes for it obsolete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3-16T13:14:18.374812315</dc:date>
    <meta:editing-duration>PT2M38S</meta:editing-duration>
    <meta:editing-cycles>6</meta:editing-cycles>
    <meta:generator>LibreOffice/7.1.1.2$Linux_X86_64 LibreOffice_project/dd797d330b34196606d0870aaa694e9504402ca1</meta:generator>
    <meta:document-statistic meta:table-count="0" meta:image-count="0" meta:object-count="0" meta:page-count="1" meta:paragraph-count="9" meta:word-count="62" meta:character-count="396" meta:non-whitespace-character-count="343"/>
  </office:meta>
</office:document-meta>
</file>